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1pt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29.85mm"/>
    </style:style>
    <style:style style:name="Table1.C" style:family="table-column">
      <style:table-column-properties style:column-width="31.98mm"/>
    </style:style>
    <style:style style:name="Table1.D" style:family="table-column">
      <style:table-column-properties style:column-width="64.15mm"/>
    </style:style>
    <style:style style:name="Table1.E" style:family="table-column">
      <style:table-column-properties style:column-width="22.1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Standard">
      <style:text-properties officeooo:rsid="001e70ff" officeooo:paragraph-rsid="001e70ff"/>
    </style:style>
    <style:style style:name="P11"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17481633" text:style-name="Outline">
        <text:list-item>
          <text:list>
            <text:list-item>
              <text:h text:style-name="P11" text:outline-level="2"><text:bookmark text:name="_initiate"/>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DLOG {&lt;filename&gt;}</text:a></text:p>
          </table:table-cell>
          <table:table-cell table:style-name="Table65.A2" office:value-type="string">
            <text:p text:style-name="Standard">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CONTinuous {&lt;bool&gt;}</text:a></text:p>
          </table:table-cell>
          <table:table-cell table:style-name="Table65.A5" office:value-type="string">
            <text:p text:style-name="Standard">Enables/disables continuous transient triggers</text:p>
          </table:table-cell>
        </table:table-row>
      </table:table>
      <text:list xml:id="list172435631789688"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3">Execution of this command also affects bit 5 (</text:span>Waiting for TRIGger<text:span text:style-name="T3">) of the Operation Instrument Isummary register (see </text:span><text:a xlink:type="simple" xlink:href="http://www.envox.hr/eez/bench-power-supply/psu-scpi-reference-manual/psu-scpi-registers-and-queues.html#oper_isum_stat_reg" text:style-name="Internet_20_link" text:visited-style-name="Visited_20_Internet_20_Link">Section 3.3.2</text:a><text:span text:style-name="T3">).</text:span></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9">307,"List lengths are not equivalent"</text:p>
            <text:p text:style-name="P9">308,"Cannot be changed while transient trigger is initiated"</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Standard">INSTrument:COUPle:TRIGger</text:p>
          </table:table-cell>
        </table:table-row>
      </table:table>
      <text:list xml:id="list172435905703527" text:continue-numbering="true" text:style-name="Outline">
        <text:list-item>
          <text:list>
            <text:list-item>
              <text:list>
                <text:list-item>
                  <text:h text:style-name="Heading_20_3"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INITiate:DLOG {&lt;filenam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note">Not implemented yet</text:p>
            <text:p text:style-name="Standard"/>
            <text:p text:style-name="Standard">The command starts the internal data logging session. All selected measurements defined with SENSe:DLOG:FUNCtion:CURRent and SENSe:DLOG:FUNCtion:VOLTage commands will be saved periodically in the specified filename.</text:p>
          </table:table-cell>
          <table:covered-table-cell/>
          <table:covered-table-cell/>
          <table:covered-table-cell/>
        </table:table-row>
        <table:table-row>
          <table:table-cell table:style-name="Table1.A1"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Standard"/>
          </table:table-cell>
          <table:table-cell table:style-name="Table1.A1" office:value-type="string">
            <text:p text:style-name="P1">&lt;filename&gt;</text:p>
          </table:table-cell>
          <table:table-cell table:style-name="Table1.A1" office:value-type="string">
            <text:p text:style-name="P4">Quoted string</text:p>
          </table:table-cell>
          <table:table-cell table:style-name="Table1.A1" office:value-type="string">
            <text:p text:style-name="P5">File name, either / (slash) or \ (backslash) can be used as the path separator. 1 to 255 characters</text:p>
          </table:table-cell>
          <table:table-cell table:style-name="Table1.A1" office:value-type="string">
            <text:p text:style-name="P3">–</text:p>
          </table:table-cell>
        </table:table-row>
        <table:table-row>
          <table:table-cell table:style-name="Table1.A1" office:value-type="string">
            <text:p text:style-name="P6"><text:span text:style-name="T1">Usage</text:span><text:span text:style-name="T2"> </text:span><text:span text:style-name="T1">example</text:span></text:p>
          </table:table-cell>
          <table:table-cell table:style-name="Table1.A1" table:number-columns-spanned="4" office:value-type="string">
            <text:p text:style-name="cmd_5f_code">INIT:DLOG</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Standard">*RST</text:p>
            <text:p text:style-name="Standard">ABORt:DLOG</text:p>
            <text:p text:style-name="P10">MMEMory:INFOrmation?</text:p>
            <text:p text:style-name="Standard">SENSe:DLOG:FUNCtion:CURRent</text:p>
            <text:p text:style-name="Standard"><text:soft-page-break/>SENSe:DLOG:FUNCtion:VOLTage</text:p>
          </table:table-cell>
          <table:covered-table-cell/>
          <table:covered-table-cell/>
          <table:covered-table-cell/>
        </table:table-row>
      </table:table>
      <text:list xml:id="list172435688623202"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6. INITiate</dc:title>
    <meta:document-statistic meta:table-count="4" meta:image-count="0" meta:object-count="0" meta:page-count="2" meta:paragraph-count="87" meta:word-count="443" meta:character-count="3134" meta:non-whitespace-character-count="2779"/>
    <meta:user-defined meta:name="WebPublish_HTML_Profile">EEZ (HTML)</meta:user-defined>
    <meta:user-defined meta:name="WebPublish_Post_AdditionalCategories">10</meta:user-defined>
    <meta:user-defined meta:name="WebPublish_Post_Id">5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